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Given</text:p>
          </table:table-cell>
          <table:table-cell table:style-name="Table1.A1" office:value-type="string">
            <text:p text:style-name="P2">When</text:p>
          </table:table-cell>
          <table:table-cell table:style-name="Table1.A1" office:value-type="string">
            <text:p text:style-name="P2">Then</text:p>
          </table:table-cell>
        </table:table-row>
        <table:table-row table:style-name="Table1.1">
          <table:table-cell table:style-name="Table1.A1" office:value-type="string">
            <text:p text:style-name="P2">User is on Home Page</text:p>
          </table:table-cell>
          <table:table-cell table:style-name="Table1.A1" office:value-type="string">
            <text:p text:style-name="P2">User selected Hotels option</text:p>
          </table:table-cell>
          <table:table-cell table:style-name="Table1.A1" office:value-type="string">
            <text:p text:style-name="P2">Search criteria with below mandatory fields are displayed</text:p>
            <text:list xml:id="list1963848885" text:style-name="WWNum1">
              <text:list-item>
                <text:p text:style-name="P3">Destination Hotel</text:p>
              </text:list-item>
              <text:list-item>
                <text:p text:style-name="P3">Check-In Date</text:p>
              </text:list-item>
              <text:list-item>
                <text:p text:style-name="P3">Check-Out Date</text:p>
              </text:list-item>
              <text:list-item>
                <text:p text:style-name="P3">No. of adults</text:p>
              </text:list-item>
              <text:list-item>
                <text:p text:style-name="P3">No. of Children</text:p>
              </text:list-item>
              <text:list-item>
                <text:p text:style-name="P3">Search optio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User is on Home Page </text:p>
            <text:p text:style-name="P2">AND all mandatory fields are entered:</text:p>
            <text:list xml:id="list194016455055451" text:continue-numbering="true" text:style-name="WWNum1">
              <text:list-item>
                <text:p text:style-name="P3">Destination Hotel</text:p>
              </text:list-item>
              <text:list-item>
                <text:p text:style-name="P3">Check-In Date</text:p>
              </text:list-item>
              <text:list-item>
                <text:p text:style-name="P3">Check-Out Date</text:p>
              </text:list-item>
              <text:list-item>
                <text:p text:style-name="P3">No. of adults</text:p>
              </text:list-item>
              <text:list-item>
                <text:p text:style-name="P3">No. of Children</text:p>
              </text:list-item>
            </text:list>
          </table:table-cell>
          <table:table-cell table:style-name="Table1.A1" office:value-type="string">
            <text:p text:style-name="P2">User submits the form using the Search option.</text:p>
          </table:table-cell>
          <table:table-cell table:style-name="Table1.A1" office:value-type="string">
            <text:p text:style-name="P2">Available Rooms for that particular hotel are listed on the Available Rooms page.</text:p>
          </table:table-cell>
        </table:table-row>
        <table:table-row table:style-name="Table1.1">
          <table:table-cell table:style-name="Table1.A1" office:value-type="string">
            <text:p text:style-name="P2">User is at the Available Rooms page.</text:p>
          </table:table-cell>
          <table:table-cell table:style-name="Table1.A1" office:value-type="string">
            <text:p text:style-name="P2">User selects a particular room.</text:p>
          </table:table-cell>
          <table:table-cell table:style-name="Table1.A1" office:value-type="string">
            <text:p text:style-name="P2">Book Now option should be available to users.</text:p>
          </table:table-cell>
        </table:table-row>
        <table:table-row table:style-name="Table1.1">
          <table:table-cell table:style-name="Table1.A1" office:value-type="string">
            <text:p text:style-name="P1">User selected a Room.</text:p>
          </table:table-cell>
          <table:table-cell table:style-name="Table1.A1" office:value-type="string">
            <text:p text:style-name="P2">User submits the form using the Book Now option.</text:p>
          </table:table-cell>
          <table:table-cell table:style-name="Table1.A1" office:value-type="string">
            <text:p text:style-name="P2">User is navigated to the Customer details page.</text:p>
          </table:table-cell>
        </table:table-row>
        <table:table-row table:style-name="Table1.1">
          <table:table-cell table:style-name="Table1.A1" office:value-type="string">
            <text:p text:style-name="P1">User is on the Home Page</text:p>
            <text:p text:style-name="P1">AND skip value for Destination Hotel field</text:p>
            <text:p text:style-name="P1">AND enter all other fields:</text:p>
            <text:list xml:id="list194015310292572" text:continue-numbering="true" text:style-name="WWNum1">
              <text:list-item>
                <text:p text:style-name="P3">Check-In Date</text:p>
              </text:list-item>
              <text:list-item>
                <text:p text:style-name="P3">Check-Out Date</text:p>
              </text:list-item>
              <text:list-item>
                <text:p text:style-name="P3">No. of adults</text:p>
              </text:list-item>
              <text:list-item>
                <text:p text:style-name="P3">No. of Children</text:p>
              </text:list-item>
            </text:list>
          </table:table-cell>
          <table:table-cell table:style-name="Table1.A1" office:value-type="string">
            <text:p text:style-name="P1">User submits the form using the Search option.</text:p>
          </table:table-cell>
          <table:table-cell table:style-name="Table1.A1" office:value-type="string">
            <text:p text:style-name="P2">Warning message should appear “Please fill in the field.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6" meta:word-count="179" meta:character-count="953" meta:non-whitespace-character-count="824"/>
    <meta:generator>LibreOfficeDev/6.0.5.2$Linux_X86_64 LibreOffice_project/</meta:generator>
  </office:meta>
</office:document-meta>
</file>